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fo:font-size="8pt" officeooo:rsid="01b000f8" officeooo:paragraph-rsid="01b000f8" style:font-size-asian="8pt" style:font-size-complex="8pt"/>
    </style:style>
    <style:style style:name="P2" style:family="paragraph" style:parent-style-name="Standard">
      <style:text-properties style:font-name="WenQuanYi Micro Hei" fo:font-size="12pt" style:font-name-asian="WenQuanYi Micro Hei" style:font-size-asian="12pt" style:font-size-complex="12pt"/>
    </style:style>
    <style:style style:name="P3" style:family="paragraph" style:parent-style-name="Standard">
      <style:text-properties style:font-name="WenQuanYi Micro Hei" fo:font-size="12pt" officeooo:paragraph-rsid="01caeffa" style:font-name-asian="WenQuanYi Micro Hei" style:font-size-asian="12pt" style:font-size-complex="12pt"/>
    </style:style>
    <style:style style:name="P4" style:family="paragraph" style:parent-style-name="Standard">
      <style:text-properties style:font-name="WenQuanYi Micro Hei" fo:font-size="12pt" officeooo:paragraph-rsid="01daff09" style:font-name-asian="WenQuanYi Micro Hei" style:font-size-asian="12pt" style:font-size-complex="12pt"/>
    </style:style>
    <style:style style:name="P5" style:family="paragraph" style:parent-style-name="Standard">
      <style:text-properties style:font-name="WenQuanYi Micro Hei" fo:font-size="12pt" officeooo:paragraph-rsid="01e317c6" style:font-name-asian="WenQuanYi Micro Hei" style:font-size-asian="12pt" style:font-size-complex="12pt"/>
    </style:style>
    <style:style style:name="P6" style:family="paragraph" style:parent-style-name="Standard">
      <style:text-properties style:font-name="WenQuanYi Micro Hei" fo:font-size="12pt" officeooo:paragraph-rsid="01ee8ec3" style:font-name-asian="WenQuanYi Micro Hei" style:font-size-asian="12pt" style:font-size-complex="12pt"/>
    </style:style>
    <style:style style:name="P7" style:family="paragraph" style:parent-style-name="Standard">
      <style:text-properties style:font-name="WenQuanYi Micro Hei" fo:font-size="12pt" officeooo:paragraph-rsid="02027e8c" style:font-name-asian="WenQuanYi Micro Hei" style:font-size-asian="12pt" style:font-size-complex="12pt"/>
    </style:style>
    <style:style style:name="P8" style:family="paragraph" style:parent-style-name="Standard">
      <style:text-properties style:font-name="WenQuanYi Micro Hei" fo:font-size="12pt" officeooo:paragraph-rsid="02109b1b" style:font-name-asian="WenQuanYi Micro Hei" style:font-size-asian="12pt" style:font-size-complex="12pt"/>
    </style:style>
    <style:style style:name="P9" style:family="paragraph" style:parent-style-name="Standard">
      <style:text-properties style:font-name="WenQuanYi Micro Hei" fo:font-size="12pt" officeooo:paragraph-rsid="0218f3f6" style:font-name-asian="WenQuanYi Micro Hei" style:font-size-asian="12pt" style:font-size-complex="12pt"/>
    </style:style>
    <style:style style:name="P10" style:family="paragraph" style:parent-style-name="Standard">
      <style:text-properties style:font-name="WenQuanYi Micro Hei" fo:font-size="12pt" officeooo:paragraph-rsid="02329383" style:font-name-asian="WenQuanYi Micro Hei" style:font-size-asian="12pt" style:font-size-complex="12pt"/>
    </style:style>
    <style:style style:name="P11" style:family="paragraph" style:parent-style-name="Standard">
      <style:text-properties style:font-name="WenQuanYi Micro Hei" fo:font-size="12pt" officeooo:paragraph-rsid="02338328" style:font-name-asian="WenQuanYi Micro Hei" style:font-size-asian="12pt" style:font-size-complex="12pt"/>
    </style:style>
    <style:style style:name="P12" style:family="paragraph" style:parent-style-name="Standard">
      <style:text-properties style:font-name="WenQuanYi Micro Hei" fo:font-size="12pt" officeooo:paragraph-rsid="0264b13d" style:font-name-asian="WenQuanYi Micro Hei" style:font-size-asian="12pt" style:font-size-complex="12pt"/>
    </style:style>
    <style:style style:name="P13" style:family="paragraph" style:parent-style-name="Standard">
      <style:text-properties style:font-name="WenQuanYi Micro Hei" fo:font-size="12pt" officeooo:paragraph-rsid="026e9aaf" style:font-name-asian="WenQuanYi Micro Hei" style:font-size-asian="12pt" style:font-size-complex="12pt"/>
    </style:style>
    <style:style style:name="P14" style:family="paragraph" style:parent-style-name="Standard">
      <style:text-properties style:font-name="WenQuanYi Micro Hei" fo:font-size="12pt" officeooo:paragraph-rsid="027c81e2" style:font-name-asian="WenQuanYi Micro Hei" style:font-size-asian="12pt" style:font-size-complex="12pt"/>
    </style:style>
    <style:style style:name="T1" style:family="text">
      <style:text-properties officeooo:rsid="01b647fb"/>
    </style:style>
    <style:style style:name="T2" style:family="text">
      <style:text-properties officeooo:rsid="01cd6a70"/>
    </style:style>
    <style:style style:name="T3" style:family="text">
      <style:text-properties officeooo:rsid="01e58f13"/>
    </style:style>
    <style:style style:name="T4" style:family="text">
      <style:text-properties officeooo:rsid="01e85f6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264b13d" style:font-weight-asian="bold" style:font-weight-complex="bold"/>
    </style:style>
    <style:style style:name="T7" style:family="text">
      <style:text-properties officeooo:rsid="020a5da6"/>
    </style:style>
    <style:style style:name="T8" style:family="text">
      <style:text-properties officeooo:rsid="0210a4e1"/>
    </style:style>
    <style:style style:name="T9" style:family="text">
      <style:text-properties officeooo:rsid="02154514"/>
    </style:style>
    <style:style style:name="T10" style:family="text">
      <style:text-properties officeooo:rsid="02421448"/>
    </style:style>
    <style:style style:name="T11" style:family="text">
      <style:text-properties officeooo:rsid="0243d224"/>
    </style:style>
    <style:style style:name="T12" style:family="text">
      <style:text-properties officeooo:rsid="0244fc9c"/>
    </style:style>
    <style:style style:name="T13" style:family="text">
      <style:text-properties officeooo:rsid="024705e8"/>
    </style:style>
    <style:style style:name="T14" style:family="text">
      <style:text-properties officeooo:rsid="02485761"/>
    </style:style>
    <style:style style:name="T15" style:family="text">
      <style:text-properties officeooo:rsid="024caa0f"/>
    </style:style>
    <style:style style:name="T16" style:family="text">
      <style:text-properties officeooo:rsid="024e9568"/>
    </style:style>
    <style:style style:name="T17" style:family="text">
      <style:text-properties officeooo:rsid="02502210"/>
    </style:style>
    <style:style style:name="T18" style:family="text">
      <style:text-properties officeooo:rsid="02527344"/>
    </style:style>
    <style:style style:name="T19" style:family="text">
      <style:text-properties officeooo:rsid="02549e6f"/>
    </style:style>
    <style:style style:name="T20" style:family="text">
      <style:text-properties officeooo:rsid="0256be31"/>
    </style:style>
    <style:style style:name="T21" style:family="text">
      <style:text-properties officeooo:rsid="02571022"/>
    </style:style>
    <style:style style:name="T22" style:family="text">
      <style:text-properties officeooo:rsid="0258c23b"/>
    </style:style>
    <style:style style:name="T23" style:family="text">
      <style:text-properties officeooo:rsid="025a8573"/>
    </style:style>
    <style:style style:name="T24" style:family="text">
      <style:text-properties officeooo:rsid="025b051c"/>
    </style:style>
    <style:style style:name="T25" style:family="text">
      <style:text-properties officeooo:rsid="025be15c"/>
    </style:style>
    <style:style style:name="T26" style:family="text">
      <style:text-properties officeooo:rsid="025dd6bb"/>
    </style:style>
    <style:style style:name="T27" style:family="text">
      <style:text-properties officeooo:rsid="02649f1d"/>
    </style:style>
    <style:style style:name="T28" style:family="text">
      <style:text-properties officeooo:rsid="0264b13d"/>
    </style:style>
    <style:style style:name="T29" style:family="text">
      <style:text-properties officeooo:rsid="02658fab"/>
    </style:style>
    <style:style style:name="T30" style:family="text">
      <style:text-properties officeooo:rsid="026777d9"/>
    </style:style>
    <style:style style:name="T31" style:family="text">
      <style:text-properties officeooo:rsid="0267d828"/>
    </style:style>
    <style:style style:name="T32" style:family="text">
      <style:text-properties officeooo:rsid="02689e79"/>
    </style:style>
    <style:style style:name="T33" style:family="text">
      <style:text-properties officeooo:rsid="026c1237"/>
    </style:style>
    <style:style style:name="T34" style:family="text">
      <style:text-properties officeooo:rsid="026f4009"/>
    </style:style>
    <style:style style:name="T35" style:family="text">
      <style:text-properties officeooo:rsid="0270f9d2"/>
    </style:style>
    <style:style style:name="T36" style:family="text">
      <style:text-properties officeooo:rsid="027626cb"/>
    </style:style>
    <style:style style:name="T37" style:family="text">
      <style:text-properties officeooo:rsid="027946ec"/>
    </style:style>
    <style:style style:name="T38" style:family="text">
      <style:text-properties officeooo:rsid="027c81e2"/>
    </style:style>
    <style:style style:name="T39" style:family="text">
      <style:text-properties officeooo:rsid="027e65ef"/>
    </style:style>
    <style:style style:name="T40" style:family="text">
      <style:text-properties officeooo:rsid="027ef907"/>
    </style:style>
    <style:style style:name="T41" style:family="text">
      <style:text-properties officeooo:rsid="027f986f"/>
    </style:style>
    <style:style style:name="T42" style:family="text">
      <style:text-properties officeooo:rsid="0282d6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使用QML，掌握</text:span>Item元素的用法是非常有必要的，为什么这么说呢？因为QML中所有的可视化元素都继承自Item，而Item则定义了一些基本的、通用的属性和方法。这里的“可视化”需要特别说明一下，并不是所有的可视化元素都是可见的，比如说Rectangle继承自Item，本身是可见的，但是如果将其opacity透明度属性设置为<text:span text:style-name="T2">0或者是其它的什么原因，就变成不可见的了，不过还是实实在在存在于UI界面的，再比如说Timer就不是可视化元素，而是一种资源。</text:span></text:p>
      <text:p text:style-name="P5">QML中的Item元素与C++中的QQuickItem类对应，其它的元素类似，比如说Rectangle元素对应于QQuickRectangle类，基于Qt的开源性，我们可以在Qt源码中查看QQuickItem是如何实现的。Item继承自QtObject，QtObject很简单，只有一个objectName属性，类型是string，当QML与<text:span text:style-name="T3">C++混合编程时，通常要在C++中查找QML对象，用到的就是objectName这个属性，用法将在后面的《QML与C++混合编程》中详细介绍。</text:span></text:p>
      <text:p text:style-name="P5"><text:span text:style-name="T3">下面对Item常用的属性</text:span><text:span text:style-name="T4">做一个简单的介绍～～</text:span></text:p>
      <text:p text:style-name="P4"><text:span text:style-name="T5">activeFocus</text:span>：bool值，只读，只读属性就不要尝试赋值了，否则会出错的，表明当前元素是否有活动焦点，与键盘事件有关，通过focus获取属性值。</text:p>
      <text:p text:style-name="P6"><text:span text:style-name="T5">focus</text:span>：bool值，默认false，设置元素是否有焦点区以接收键盘事件。</text:p>
      <text:p text:style-name="P2"><text:span text:style-name="T5">activeFocusTab</text:span>：bool值，默认false，与Tab键有关，设置当前元素是否在Tab键焦点范围内。</text:p>
      <text:p text:style-name="P7"><text:span text:style-name="T5">anchors</text:span>：组属性，用于布局，<text:span text:style-name="T3">用法将在后面的《QML UI布局》中详细介绍。</text:span></text:p>
      <text:p text:style-name="P2"><text:span text:style-name="T5">antialiasing</text:span>：bool值，默认false，设置抗锯齿效果。</text:p>
      <text:p text:style-name="P2"><text:span text:style-name="T5">baselineOffset</text:span>：<text:span text:style-name="T7">int类型，</text:span>在当前坐标系下设置基准位置。</text:p>
      <text:p text:style-name="P8"><text:span text:style-name="T5">data</text:span>：<text:span text:style-name="T8">list&lt;Object&gt;类型，</text:span>默认属性，默认属性也就没必要显式地把关键字写出来，是可以省略的，作为一个对象列表，自动把可视化元素加到了 children元素列表中，把其它的对象则加到了resources对象列表中。</text:p>
      <text:p text:style-name="P8"><text:span text:style-name="T5">children</text:span>：list<text:span text:style-name="T9">&lt;Item&gt;类型，参照data属性。</text:span></text:p>
      <text:p text:style-name="P9"><text:span text:style-name="T5">resources</text:span>：<text:span text:style-name="T8">list&lt;Object&gt;类型 ，</text:span><text:span text:style-name="T9">参照data属性。</text:span></text:p>
      <text:p text:style-name="P2"><text:span text:style-name="T5">childrenRect</text:span>：组属性，有x、y、width、height四个属性，都是real类型，只读，叠加了子元素的位置和大小。</text:p>
      <text:p text:style-name="P2"><text:span text:style-name="T5">clip</text:span>：bool值，默认false，设置为true时将剪切子元素。</text:p>
      <text:p text:style-name="P2"><text:span text:style-name="T5">enabled</text:span>：bool值，默认true，设置为false时将不再响应鼠标和键盘事件，对子元素也有影响。<text:tab/></text:p>
      <text:p text:style-name="P10"><text:span text:style-name="T5">visible</text:span>：bool值，默认true，设置为false时元素不可见，不能响应鼠标事件，但可以处理键盘事件。</text:p>
      <text:p text:style-name="P11"><text:span text:style-name="T5">opacity</text:span>：real类型，默认为1，可以在0.0到1.0之间设置元素的透明度，会影响子元素的显示效果，但不改变子元素的opacity值，为<text:span text:style-name="T10">0时完全透明但不影响事件处理。</text:span></text:p>
      <text:p text:style-name="P11"><text:span text:style-name="T5">visibleChildren</text:span>：list<text:span text:style-name="T11">&lt;Item&gt;类型，</text:span>只读，会受到<text:span text:style-name="T12">visible的影响。</text:span></text:p>
      <text:p text:style-name="P2"><text:span text:style-name="T5">height/width</text:span>：real类型<text:span text:style-name="T13">，</text:span>设置元素的大小。</text:p>
      <text:p text:style-name="P2"><text:span text:style-name="T5">implicitHeight/implicitWidth</text:span>：real类型<text:span text:style-name="T14">，</text:span>大多数元素默认为0x0，比如说Rectangle<text:span text:style-name="T15">，</text:span>用<text:soft-page-break/>来设置元素的自然大小<text:span text:style-name="T16">，但有些元素是不一样的</text:span><text:span text:style-name="T17">，比如说Text的这对属性是只读的</text:span><text:span text:style-name="T18">。</text:span></text:p>
      <text:p text:style-name="P2"><text:span text:style-name="T5">layer</text:span><text:span text:style-name="T19">：</text:span>组属性<text:span text:style-name="T20">，</text:span>设置图层效果，常与OpenGL结合。</text:p>
      <text:p text:style-name="P2"><text:span text:style-name="T5">parent</text:span>：Item类型<text:span text:style-name="T21">，可用来设置当前元素的父对象</text:span><text:span text:style-name="T22">。</text:span></text:p>
      <text:p text:style-name="P2"><text:span text:style-name="T5">rotation</text:span>：real类型<text:span text:style-name="T23">，</text:span>默认为0，设置元素旋转角度<text:span text:style-name="T24">，值为正时</text:span>顺时针旋转<text:span text:style-name="T25">，为负时逆时针旋转</text:span>。</text:p>
      <text:p text:style-name="P2"><text:span text:style-name="T5">scale</text:span>：real类型<text:span text:style-name="T26">，</text:span>默认为1，设置元素显示比例，值为负时有镜像效果。</text:p>
      <text:p text:style-name="P2"><text:span text:style-name="T5">smooth</text:span>：bool类型<text:span text:style-name="T27">，</text:span>默认true，主要用于图像。</text:p>
      <text:p text:style-name="P12"><text:span text:style-name="T6">state</text:span><text:span text:style-name="T28">：string类型</text:span><text:span text:style-name="T29">，默认为空字符串</text:span><text:span text:style-name="T31">，如果设置了state也可以用空字符串来赋值</text:span><text:span text:style-name="T32">以恢复默认状态。</text:span></text:p>
      <text:p text:style-name="P2"><text:span text:style-name="T5">states</text:span>：list<text:span text:style-name="T30">&lt;State&gt;类型</text:span><text:span text:style-name="T33">，状态列表。</text:span></text:p>
      <text:p text:style-name="P13"><text:span text:style-name="T5">transform</text:span>：list<text:span text:style-name="T30">&lt;Transform&gt;类型</text:span><text:span text:style-name="T34">，</text:span><text:span text:style-name="T30"> </text:span>Transform列表<text:span text:style-name="T35">，Transform包括了Rotation、Scale和Translate。</text:span></text:p>
      <text:p text:style-name="P2"><text:span text:style-name="T5">transformOrigin</text:span>：枚举类型<text:span text:style-name="T36">，默认为Item.Center</text:span><text:span text:style-name="T37">，</text:span><text:span text:style-name="T36">设置</text:span>scale、rotation变换原点<text:span text:style-name="T37">，枚举值包括Item.TopLeft/Top/TopRight/Left/Center/Right/BottomLeft/Bottom/Bottom</text:span><text:span text:style-name="T42">Right</text:span><text:span text:style-name="T37">。</text:span></text:p>
      <text:p text:style-name="P14"><text:span text:style-name="T5">transitions</text:span>：list<text:span text:style-name="T30">&lt;Transition&gt;类型</text:span><text:span text:style-name="T38">，</text:span><text:span text:style-name="T30"> </text:span>Transition列表，常用来设置一些动画<text:span text:style-name="T39">。</text:span></text:p>
      <text:p text:style-name="P2"><text:span text:style-name="T5">x/y</text:span>：real类型<text:span text:style-name="T40">，</text:span>设置元素的位置，坐标是相对parent的。</text:p>
      <text:p text:style-name="P2"><text:span text:style-name="T5">z</text:span>：real类型<text:span text:style-name="T41">，</text:span>默认为0，设置兄弟元素间的堆叠顺序，数值大的会覆盖数值小的，可以是负值。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Lohit Hindi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8pt" officeooo:rsid="01b000f8" officeooo:paragraph-rsid="01b000f8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4-08-27T12:14:43</meta:creation-date>
    <meta:generator>LibreOffice/4.0.2.2$Linux_X86_64 LibreOffice_project/400m0$Build-2</meta:generator>
    <dc:date>2014-12-10T17:03:52</dc:date>
    <dc:creator>hanjunjie </dc:creator>
    <meta:editing-duration>PT21H32M34S</meta:editing-duration>
    <meta:editing-cycles>646</meta:editing-cycles>
    <meta:document-statistic meta:table-count="0" meta:image-count="0" meta:object-count="0" meta:page-count="2" meta:paragraph-count="32" meta:word-count="1242" meta:character-count="2008" meta:non-whitespace-character-count="2002"/>
  </office:meta>
</office:document-meta>
</file>